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783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82in" fo:break-before="auto" style:use-optimal-row-height="true"/>
    </style:style>
    <style:style style:name="ro5" style:family="table-row">
      <style:table-row-properties style:row-height="0.1598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2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ackground-color="#ff0000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font-name="Arial" fo:font-size="9pt" style:font-size-asian="9pt" style:font-size-complex="9pt"/>
    </style:style>
    <style:style style:name="ce4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41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fo:font-style="italic" style:font-style-asian="italic" style:font-style-complex="italic" style:font-weight-asian="normal" style:font-weight-complex="normal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1">
          <table:table-cell table:style-name="ce1"/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2">
          <table:table-cell/>
          <table:table-cell table:style-name="ce10" table:number-columns-repeated="3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20" calcext:value-type="float">
            <text:p/>
          </table:table-cell>
          <table:table-cell table:style-name="ce11" table:formula="of:=SUM([.C9:.C66])" office:value-type="float" office:value="29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5" table:formula="of:=ROUND(([.B5]-[.C5])/[.B5]; 4)" office:value-type="percentage" office:value="0.9901" calcext:value-type="percentage">
            <text:p/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1" office:value-type="string" calcext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9" office:value-type="string" calcext:value-type="string">
            <text:p>Empty comprehensions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3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7"/>
        </table:table-row>
        <table:table-row table:style-name="ro3">
          <table:table-cell table:style-name="ce4" office:value-type="string" calcext:value-type="string">
            <text:p>PatternTests</text:p>
          </table:table-cell>
          <table:table-cell table:style-name="ce4" office:value-type="float" office:value="333" calcext:value-type="float">
            <text:p>333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5" office:value-type="string" calcext:value-type="string">
            <text:p>string visits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mmented out; TC Issue #462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bstract pattern on concrete subject not yet implemented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ListTests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Ambiguity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APIGen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Highlight</text:p>
          </table:table-cell>
          <table:table-cell table:style-name="ce13" table:number-columns-repeated="5"/>
          <table:table-cell table:style-name="ce13" office:value-type="string" calcext:value-type="string">
            <text:p>FactParseError</text:p>
          </table:table-cell>
          <table:table-cell table:style-name="ce13" table:number-columns-repeated="1017"/>
        </table:table-row>
        <table:table-row table:style-name="ro3">
          <table:table-cell table:style-name="ce8" office:value-type="string" calcext:value-type="string">
            <text:p>util::LOC</text:p>
          </table:table-cell>
          <table:table-cell table:style-name="ce13" table:number-columns-repeated="5"/>
          <table:table-cell table:style-name="ce13" office:value-type="string" calcext:value-type="string">
            <text:p>#394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Reflective</text:p>
          </table:table-cell>
          <table:table-cell table:style-name="ce13" table:number-columns-repeated="5"/>
          <table:table-cell table:style-name="ce13" office:value-type="string" calcext:value-type="string">
            <text:p>#483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ascal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4" table:number-columns-repeated="1019" table:default-cell-style-name="ce25"/>
        <table:table-row table:style-name="ro1">
          <table:table-cell table:style-name="ce20" office:value-type="string" calcext:value-type="string">
            <text:p>Status of source code of all tests</text:p>
          </table:table-cell>
          <table:table-cell table:style-name="ce26" office:value-type="string" calcext:value-type="string">
            <text:p>TC= type checker</text:p>
          </table:table-cell>
          <table:table-cell table:style-name="ce26" office:value-type="string" calcext:value-type="string">
            <text:p>CMP=compiler</text:p>
          </table:table-cell>
          <table:table-cell table:style-name="ce26" office:value-type="string" calcext:value-type="string">
            <text:p><text:span text:style-name="T1">X</text:span><text:span text:style-name="T2">TCTests</text:span></text:p>
          </table:table-cell>
          <table:table-cell table:style-name="ce27" table:number-columns-repeated="1020"/>
        </table:table-row>
        <table:table-row table:style-name="ro1">
          <table:table-cell table:style-name="ce21" office:value-type="string" calcext:value-type="string">
            <text:p>Goal: no commented out tests; good formatting</text:p>
          </table:table-cell>
          <table:table-cell table:style-name="ce27" table:number-columns-repeated="1023"/>
        </table:table-row>
        <table:table-row table:style-name="ro1">
          <table:table-cell table:style-name="ce22"/>
          <table:table-cell table:style-name="ce27" table:number-columns-repeated="1023"/>
        </table:table-row>
        <table:table-row table:style-name="ro1">
          <table:table-cell table:style-name="ce22" office:value-type="string" calcext:value-type="string">
            <text:p>Runtime test</text:p>
          </table:table-cell>
          <table:table-cell table:style-name="ce27" office:value-type="string" calcext:value-type="string">
            <text:p>Clean up done?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atic test exists?</text:p>
          </table:table-cell>
          <table:table-cell table:style-name="ce27" office:value-type="string" calcext:value-type="string">
            <text:p>Clean up done?</text:p>
          </table:table-cell>
          <table:table-cell table:style-name="ce27" table:number-columns-repeated="1019"/>
        </table:table-row>
        <table:table-row table:style-name="ro1">
          <table:table-cell table:style-name="ce16"/>
          <table:table-cell table:style-name="ce28"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Accumulating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Alias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AnnotationTests.rsc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Assignment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BackTrack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allTests.rsc</text:p>
          </table:table-cell>
          <table:table-cell table:style-name="ce30"/>
          <table:table-cell office:value-type="string" calcext:value-type="string">
            <text:p>TC, unconverted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ComprehensionTests.rsc</text:p>
          </table:table-cell>
          <table:table-cell table:style-name="ce29"/>
          <table:table-cell office:value-type="string" calcext:value-type="string">
            <text:p>3 ignored, all semantics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ConcretePatternTests1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oncretePatternTests2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DataDeclaration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DataTypeTests.rsc</text:p>
          </table:table-cell>
          <table:table-cell table:style-name="ce30"/>
          <table:table-cell office:value-type="string" calcext:value-type="string">
            <text:p>list ordering, <text:s/>INTERSECT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Declaration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4" office:value-type="string" calcext:value-type="string">
            <text:p>functionality/FunctionComposition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PatternTests.rsc</text:p>
          </table:table-cell>
          <table:table-cell table:style-name="ce30"/>
          <table:table-cell office:value-type="string" calcext:value-type="string">
            <text:p>various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PatternTestsList3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atternTestsDescendant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rojectionTests.rsc</text:p>
          </table:table-cell>
          <table:table-cell table:style-name="ce30"/>
          <table:table-cell office:value-type="string" calcext:value-type="string">
            <text:p>empty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unctionality/RangeTests.rsc</text:p>
          </table:table-cell>
          <table:table-cell table:style-name="ce30"/>
          <table:table-cell office:value-type="string" calcext:value-type="string">
            <text:p>mixed ranges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unctionality/Reduc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RegExpTests.rsc</text:p>
          </table:table-cell>
          <table:table-cell table:style-name="ce30"/>
          <table:table-cell office:value-type="string" calcext:value-type="string">
            <text:p>many unconverted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unctionality/Scope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StatementTests.rsc</text:p>
          </table:table-cell>
          <table:table-cell table:style-name="ce30"/>
          <table:table-cell office:value-type="string" calcext:value-type="string">
            <text:p>redefined constructor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Subscript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TryCatch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Visit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BacktrackingTests.rsc</text:p>
          </table:table-cell>
          <table:table-cell table:style-name="ce30"/>
          <table:table-cell office:value-type="string" calcext:value-type="string">
            <text:p>2 commented out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oolea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Equality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nteger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O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sts.rsc</text:p>
          </table:table-cell>
          <table:table-cell table:style-name="ce30"/>
          <table:table-cell office:value-type="string" calcext:value-type="string">
            <text:p>CMP (assignAdd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ListRelations.rsc</text:p>
          </table:table-cell>
          <table:table-cell table:style-name="ce30"/>
          <table:table-cell office:value-type="string" calcext:value-type="string">
            <text:p>TC (domain of list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p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Matching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Nod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Rela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e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olvedIssu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Tupl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Boolea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Grap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Integ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List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library/Map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Mat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Numb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Relatio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et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tringTests.rsc</text:p>
          </table:table-cell>
          <table:table-cell table:style-name="ce29"/>
          <table:table-cell table:number-columns-repeated="1022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97,75,&lt;162,4&gt;,&lt;163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17,75,&lt;160,4&gt;,&lt;161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637,75,&lt;158,4&gt;,&lt;159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92,80,&lt;51,4&gt;,&lt;51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14,72,&lt;50,4&gt;,&lt;50,76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328,80,&lt;49,4&gt;,&lt;49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247,75,&lt;48,4&gt;,&lt;48,79&gt;)</text:p>
          </table:table-cell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32"/>
        <table:table-row table:style-name="ro1">
          <table:table-cell table:style-name="ce31" office:value-type="string" calcext:value-type="string">
            <text:p>TESTS RUN AT $2014-02-23T11:28:09.448+01:00$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allTests.rsc|: 3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atternTests.rsc|: 327 tests executed; 0 failed; 0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tatementTests.rsc|: 47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Matching.rsc|: 7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: 32 tests executed; 2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Failed/IGNORED TESTS: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FAIL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Relations.rsc|(2949,149,&lt;94,0&gt;,&lt;96,83&gt;): FALSE <text:s/>with arguments: [&lt;-1903479286,77713312&gt;,&lt;-1765195648,-1981541169&gt;,&lt;60746641,-1055927159&gt;]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(2333,201,&lt;114,0&gt;,&lt;120,1&gt;): FALSE PANIC: (instruction execution): instruction: CALLPRIM node_slice, 4; message: EmptyList() with arguments: "𤋮ꇰ"((211819956:{&lt;-1877486445&gt;}))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(1742,154,&lt;91,0&gt;,&lt;96,1&gt;): FALSE PANIC: (instruction execution): instruction: CALLPRIM node_slice, 4; message: EmptyList() with arguments: "穰롢"(())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(2817,148,&lt;90,0&gt;,&lt;92,83&gt;): FALSE <text:s/>with arguments: {&lt;-230952534,696292408&gt;,&lt;-1439339587,1140137653&gt;,&lt;96432107,1516299139&gt;,&lt;-700878927,-196798175&gt;}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(2201,151,&lt;70,0&gt;,&lt;72,85&gt;): FALSE <text:s/>with arguments: {&lt;1694948682,-330753043&gt;,&lt;578125466,1741812827&gt;,&lt;-793569029,-661021734&gt;} 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IGNOR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SUMMARY: 2837 tests executed; 20 failed; 7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CRASH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 Rascal Files" table:style-name="ta1">
        <table:table-column table:style-name="co11" table:default-cell-style-name="ce39"/>
        <table:table-column table:style-name="co4" table:number-columns-repeated="1023" table:default-cell-style-name="ce39"/>
        <table:table-row table:style-name="ro6">
          <table:table-cell table:style-name="ce33" office:value-type="string" calcext:value-type="string">
            <text:p>File</text:p>
          </table:table-cell>
          <table:table-cell table:style-name="ce46"/>
          <table:table-cell table:style-name="ce46" office:value-type="string" calcext:value-type="string">
            <text:p>Remarks</text:p>
          </table:table-cell>
          <table:table-cell table:style-name="ce46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analysis::formalconcepts::FCA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analysis::graphs::Graph <text:s text:c="3"/>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graphs::LabeledGraph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analysis::linearprogramming::LinearProgramming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analysis::m3::A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Cor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Registry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TypeSymbo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analysis::statistics::Correlatio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statistics::Descriptiv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analysis::statistics::Frequency</text:p>
          </table:table-cell>
          <table:table-cell table:style-name="ce41"/>
          <table:table-cell table:style-name="ce41" office:value-type="string" calcext:value-type="string">
            <text:p>#491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analysis::statistics::Inferenc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statistics::SimpleRegression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6" office:value-type="string" calcext:value-type="string">
            <text:p>demo::basic::Ackerman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ottl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ubbl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ubble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actorial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actorial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izzBuzz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Hello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Quin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Squares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1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2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3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WordCoun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all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oloredTre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ountConstructor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rawl</text:p>
          </table:table-cell>
          <table:table-cell table:style-name="ce40" table:number-columns-repeated="1023"/>
        </table:table-row>
        <table:table-row table:style-name="ro6">
          <table:table-cell table:style-name="ce37" office:value-type="string" calcext:value-type="string">
            <text:p>demo::common::Cycl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Derivativ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Lif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Lift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StringTemplat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StringTemplate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Tran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Replacemen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Replacement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Exp::Abstract::Eva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demo::lang::Exp::Combined::Automatic::Eval</text:p>
          </table:table-cell>
          <table:table-cell table:style-name="ce41"/>
          <table:table-cell table:style-name="ce41" office:value-type="string" calcext:value-type="string">
            <text:p>#49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demo::lang::Exp::Combined::Manual::Eval</text:p>
          </table:table-cell>
          <table:table-cell table:style-name="ce41"/>
          <table:table-cell table:style-name="ce41" office:value-type="string" calcext:value-type="string">
            <text:p>#493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demo::lang::Exp::Concrete::NoLayout::Eval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Exp::Concrete::WithLayout::Eva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8" office:value-type="string" calcext:value-type="string">
            <text:p>demo::lang::Func::AST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0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1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2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3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Func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demo::lang::Lisra::Eval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Parse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Lisra::Pretty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Runtime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Lisra::Syntax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Lisra::Test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demo::lang::MissGrant::AST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CheckController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MissGrant::DesugarResetEvents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Implod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MissGrant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Outlin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MissGrant::ParallelMerg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Pars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Step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MissGrant::ToDot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ToMethod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Object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Relatio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Switch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demo::lang::Pico::Compil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ControlFlow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Eval</text:p>
          </table:table-cell>
          <table:table-cell table:style-name="ce41" table:number-columns-repeated="1023"/>
        </table:table-row>
        <table:table-row table:style-name="ro7">
          <table:table-cell table:style-name="ce35" office:value-type="string" calcext:value-type="string">
            <text:p>demo::lang::Pico::Typecheck</text:p>
          </table:table-cell>
          <table:table-cell table:style-name="ce41" table:number-columns-repeated="1023"/>
        </table:table-row>
        <table:table-row table:style-name="ro7">
          <table:table-cell table:style-name="ce35" office:value-type="string" calcext:value-type="string">
            <text:p>demo::lang::Pico::Uninit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UseDef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Visualize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demo::lang::turing::l1::ast::Load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1::ast::Turing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1::cst::Parse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1::cst::Syntax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turing::l1::interpreter::Interpreter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ast::Load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ast::Turing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turing::l2::check::Check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cst::Parse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cst::Syntax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desugar::Desugar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turing::l2::format::Forma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vis::Higher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vis::Logo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vis::VisADT</text:p>
          </table:table-cell>
          <table:table-cell table:style-name="ce41" table:number-columns-repeated="1023"/>
        </table:table-row>
        <table:table-row table:style-name="ro6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40" office:value-type="string" calcext:value-type="string">
            <text:p>experiments::Compiler::RVM::A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experiments::Compiler::muRascal::AST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40" office:value-type="string" calcext:value-type="string">
            <text:p>experiments::Compiler::muRascal2RVM::PeepHol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experiments::Compiler::muRascal2RVM::RascalReifiedTypes</text:p>
          </table:table-cell>
          <table:table-cell table:style-name="ce41"/>
          <table:table-cell table:style-name="ce41" office:value-type="string" calcext:value-type="string">
            <text:p>Errors in Rascal grammar Rascal.rsc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experiments::Compiler::muRascal2RVM::ReifiedTypes</text:p>
          </table:table-cell>
          <table:table-cell table:style-name="ce41"/>
          <table:table-cell table:style-name="ce41" office:value-type="string" calcext:value-type="string">
            <text:p>Ditto + checkType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experiments::Compiler::muRascal2RVM::StackSiz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experiments::Compiler::muRascal2RVM::ToplevelTyp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experiments::Compiler::muRascal2RVM::mu2rvm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1" office:value-type="string" calcext:value-type="string">
            <text:p>lang::rascal::doc::Document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lang::rascal::doc::HTMLIsland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lang::rascal::doc::LatexIsland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lang::rascal::doc::ToHTML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doc::ToLatex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8">
          <table:table-cell table:style-name="ce42"/>
          <table:table-cell table:number-columns-repeated="1023"/>
        </table:table-row>
        <table:table-row table:style-name="ro6">
          <table:table-cell table:style-name="ce35" office:value-type="string" calcext:value-type="string">
            <text:p>lang::rascal::grammar::analyze::DefUse</text:p>
          </table:table-cell>
          <table:table-cell table:style-name="ce41"/>
          <table:table-cell table:style-name="ce41" office:value-type="string" calcext:value-type="string">
            <text:p>Type error in ParseTree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grammar::analyze::Dependency</text:p>
          </table:table-cell>
          <table:table-cell table:style-name="ce41"/>
          <table:table-cell table:style-name="ce41" office:value-type="string" calcext:value-type="string">
            <text:p>Ditto</text:p>
          </table:table-cell>
          <table:table-cell table:style-name="ce41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lang::rascal::scaffold::GenOperators</text:p>
          </table:table-cell>
          <table:table-cell table:style-name="ce41"/>
          <table:table-cell table:style-name="ce41" office:value-type="string" calcext:value-type="string">
            <text:p>TypeUtils Nosuchkey</text:p>
          </table:table-cell>
          <table:table-cell table:style-name="ce41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lang::rascal::syntax::Rascal</text:p>
          </table:table-cell>
          <table:table-cell table:style-name="ce40" table:number-columns-repeated="1023"/>
        </table:table-row>
        <table:table-row table:style-name="ro6">
          <table:table-cell table:style-name="ce43"/>
          <table:table-cell table:number-columns-repeated="1023"/>
        </table:table-row>
        <table:table-row table:style-name="ro6">
          <table:table-cell table:style-name="ce36" office:value-type="string" calcext:value-type="string">
            <text:p>lang::rascal::syntax::tests::ConcreteSyntax</text:p>
          </table:table-cell>
          <table:table-cell table:style-name="ce40" table:number-columns-repeated="1023"/>
        </table:table-row>
        <table:table-row table:style-name="ro6">
          <table:table-cell table:style-name="ce44" office:value-type="string" calcext:value-type="string">
            <text:p>lang::rascal::syntax::tests::ExpressionGrammars</text:p>
          </table:table-cell>
          <table:table-cell table:style-name="ce40" table:number-columns-repeated="1023"/>
        </table:table-row>
        <table:table-row table:style-name="ro6">
          <table:table-cell table:style-name="ce45" office:value-type="string" calcext:value-type="string">
            <text:p>lang::rascal::syntax::tests::ImplodeTestGrammar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ImplodeTests</text:p>
          </table:table-cell>
          <table:table-cell table:style-name="ce41"/>
          <table:table-cell table:style-name="ce41" office:value-type="string" calcext:value-type="string">
            <text:p>ditto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KnownIssues</text:p>
          </table:table-cell>
          <table:table-cell table:style-name="ce41" table:number-columns-repeated="1023"/>
        </table:table-row>
        <table:table-row table:style-name="ro6">
          <table:table-cell table:style-name="ce45" office:value-type="string" calcext:value-type="string">
            <text:p>lang::rascal::syntax::tests::ParsingRegressionTests</text:p>
          </table:table-cell>
          <table:table-cell table:style-name="ce41"/>
          <table:table-cell table:style-name="ce41" office:value-type="string" calcext:value-type="string">
            <text:p>Type error in ParseTree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PreBootstrap</text:p>
          </table:table-cell>
          <table:table-cell table:style-name="ce41"/>
          <table:table-cell table:style-name="ce41" office:value-type="string" calcext:value-type="string">
            <text:p>TypeUtils Nosuchkey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syntax::tests::SolvedIssues</text:p>
          </table:table-cell>
          <table:table-cell table:style-name="ce41"/>
          <table:table-cell table:style-name="ce41" office:value-type="string" calcext:value-type="string">
            <text:p>Multiple constructors in Type.rsc</text:p>
          </table:table-cell>
          <table:table-cell table:style-name="ce41" table:number-columns-repeated="1021"/>
        </table:table-row>
        <table:table-row table:style-name="ro6">
          <table:table-cell table:style-name="ce43"/>
          <table:table-cell table:number-columns-repeated="1023"/>
        </table:table-row>
        <table:table-row table:style-name="ro6">
          <table:table-cell table:style-name="ce41" office:value-type="string" calcext:value-type="string">
            <text:p>lang::rascal::types::AbstractKind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AbstractName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AbstractType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CheckTypes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ConvertTyp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estChecker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Exceptions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Instantiation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Signature</text:p>
          </table:table-cell>
          <table:table-cell table:style-name="ce41" table:number-columns-repeated="1023"/>
        </table:table-row>
        <table:table-row table:style-name="ro6" table:number-rows-repeated="104842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 style:data-style-name="N2" text:time-value="22:54:25.4760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03T23:49:55.790406000</dc:date>
    <meta:editing-duration>P20DT13H7M13S</meta:editing-duration>
    <meta:editing-cycles>65</meta:editing-cycles>
    <meta:generator>LibreOffice/4.2.2.1$MacOSX_X86_64 LibreOffice_project/3be8cda0bddd8e430d8cda1ebfd581265cca5a0f</meta:generator>
    <meta:document-statistic meta:table-count="5" meta:cell-count="543" meta:object-count="0"/>
  </office:meta>
</office:document-meta>
</file>